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Vrinda" svg:font-family="Vrinda"/>
    <style:font-face style:name="Vrinda1" svg:font-family="Vrinda" style:font-family-generic="system" style:font-pitch="variable"/>
  </office:font-face-decls>
  <office:automatic-styles>
    <style:style style:name="P1" style:family="paragraph" style:parent-style-name="Standard">
      <style:text-properties style:font-name="Ubuntu" officeooo:rsid="000999d0" officeooo:paragraph-rsid="000999d0"/>
    </style:style>
    <style:style style:name="P2" style:family="paragraph" style:parent-style-name="Standard">
      <style:paragraph-properties fo:margin-left="0in" fo:text-indent="0in" style:auto-text-indent="false"/>
      <style:text-properties style:font-name="Ubuntu" officeooo:rsid="000999d0" officeooo:paragraph-rsid="000999d0"/>
    </style:style>
    <style:style style:name="P3" style:family="paragraph" style:parent-style-name="Standard">
      <style:paragraph-properties fo:margin-left="0.4925in" fo:text-indent="0in" style:auto-text-indent="false"/>
      <style:text-properties style:font-name="Ubuntu" officeooo:rsid="000999d0" officeooo:paragraph-rsid="000999d0"/>
    </style:style>
    <style:style style:name="P4" style:family="paragraph" style:parent-style-name="Standard">
      <style:paragraph-properties fo:text-align="center" style:justify-single-word="false"/>
      <style:text-properties style:font-name="Ubuntu" fo:font-size="18pt" fo:font-weight="bold" officeooo:rsid="000999d0" officeooo:paragraph-rsid="000999d0" style:font-weight-asian="bold" style:font-weight-complex="bold"/>
    </style:style>
    <style:style style:name="P5" style:family="paragraph" style:parent-style-name="Standard">
      <style:paragraph-properties fo:text-align="center" style:justify-single-word="false"/>
      <style:text-properties style:font-name="Ubuntu" fo:font-size="18pt" fo:font-weight="bold" officeooo:rsid="000999d0" officeooo:paragraph-rsid="000db68d" style:font-weight-asian="bold" style:font-weight-complex="bold"/>
    </style:style>
    <style:style style:name="P6" style:family="paragraph" style:parent-style-name="Standard">
      <style:paragraph-properties fo:text-align="start" style:justify-single-word="false"/>
      <style:text-properties style:font-name="Ubuntu" officeooo:rsid="000db68d" officeooo:paragraph-rsid="000db68d"/>
    </style:style>
    <style:style style:name="P7" style:family="paragraph" style:parent-style-name="Standard">
      <style:paragraph-properties fo:text-align="start" style:justify-single-word="false"/>
      <style:text-properties style:font-name="Ubuntu" officeooo:rsid="000f07e2" officeooo:paragraph-rsid="000db68d"/>
    </style:style>
    <style:style style:name="P8" style:family="paragraph" style:parent-style-name="Standard">
      <style:paragraph-properties fo:text-align="start" style:justify-single-word="false"/>
      <style:text-properties style:font-name="Ubuntu" officeooo:rsid="000f07e2" officeooo:paragraph-rsid="0012461d"/>
    </style:style>
    <style:style style:name="P9" style:family="paragraph" style:parent-style-name="Standard">
      <style:paragraph-properties fo:text-align="start" style:justify-single-word="false"/>
      <style:text-properties style:font-name="Ubuntu" officeooo:rsid="000fe386" officeooo:paragraph-rsid="000fe386"/>
    </style:style>
    <style:style style:name="P10" style:family="paragraph" style:parent-style-name="Standard">
      <style:paragraph-properties fo:text-align="start" style:justify-single-word="false" fo:padding="0.0201in" fo:border="0.06pt solid #000000"/>
      <style:text-properties style:font-name="Ubuntu" officeooo:rsid="000fe386" officeooo:paragraph-rsid="000fe386"/>
    </style:style>
    <style:style style:name="P11" style:family="paragraph" style:parent-style-name="Standard">
      <style:paragraph-properties fo:text-align="start" style:justify-single-word="false"/>
      <style:text-properties style:font-name="Ubuntu" officeooo:rsid="0011567c" officeooo:paragraph-rsid="0011567c"/>
    </style:style>
    <style:style style:name="P12" style:family="paragraph" style:parent-style-name="Standard">
      <style:paragraph-properties fo:text-align="start" style:justify-single-word="false" fo:padding="0.0201in" fo:border="0.06pt solid #000000"/>
      <style:text-properties style:font-name="Ubuntu" officeooo:rsid="000fe386" officeooo:paragraph-rsid="000fe386" fo:background-color="#ffff00"/>
    </style:style>
    <style:style style:name="P13" style:family="paragraph" style:parent-style-name="Standard">
      <style:paragraph-properties fo:text-align="start" style:justify-single-word="false" fo:padding="0.0201in" fo:border="0.06pt solid #000000"/>
      <style:text-properties style:font-name="Ubuntu" officeooo:rsid="000fe386" officeooo:paragraph-rsid="000fe386" fo:background-color="transparent"/>
    </style:style>
    <style:style style:name="P14" style:family="paragraph" style:parent-style-name="Standard">
      <style:paragraph-properties fo:text-align="start" style:justify-single-word="false" fo:padding="0.0201in" fo:border="0.06pt solid #000000"/>
      <style:text-properties style:font-name="Ubuntu" fo:font-style="italic" officeooo:rsid="000fe386" officeooo:paragraph-rsid="000fe386" style:font-style-asian="italic" style:font-style-complex="italic"/>
    </style:style>
    <style:style style:name="P15" style:family="paragraph" style:parent-style-name="Standard">
      <style:paragraph-properties fo:text-align="start" style:justify-single-word="false"/>
      <style:text-properties style:font-name="Ubuntu" officeooo:rsid="0012461d" officeooo:paragraph-rsid="0012461d"/>
    </style:style>
    <style:style style:name="P16" style:family="paragraph" style:parent-style-name="Standard">
      <style:paragraph-properties fo:text-align="start" style:justify-single-word="false" fo:padding="0.0201in" fo:border-left="none" fo:border-right="none" fo:border-top="0.06pt solid #000000" fo:border-bottom="0.06pt solid #000000"/>
      <style:text-properties style:font-name="Ubuntu" officeooo:rsid="00127510" officeooo:paragraph-rsid="00127510"/>
    </style:style>
    <style:style style:name="P17" style:family="paragraph" style:parent-style-name="Standard">
      <style:paragraph-properties fo:text-align="start" style:justify-single-word="false" fo:padding="0.0201in" fo:border-left="none" fo:border-right="none" fo:border-top="0.06pt solid #000000" fo:border-bottom="0.06pt solid #000000"/>
      <style:text-properties style:font-name="Ubuntu" officeooo:rsid="0012c694" officeooo:paragraph-rsid="0012c694"/>
    </style:style>
    <style:style style:name="T1" style:family="text">
      <style:text-properties officeooo:rsid="000b8999"/>
    </style:style>
    <style:style style:name="T2" style:family="text">
      <style:text-properties officeooo:rsid="000c8453"/>
    </style:style>
    <style:style style:name="T3" style:family="text">
      <style:text-properties officeooo:rsid="000f07e2"/>
    </style:style>
    <style:style style:name="T4" style:family="text">
      <style:text-properties officeooo:rsid="000fe386"/>
    </style:style>
    <style:style style:name="T5" style:family="text">
      <style:text-properties fo:background-color="#ffff00" loext:char-shading-value="0"/>
    </style:style>
    <style:style style:name="T6" style:family="text">
      <style:text-properties officeooo:rsid="000f07e2" fo:background-color="#ffff00" loext:char-shading-value="0"/>
    </style:style>
    <style:style style:name="T7" style:family="text">
      <style:text-properties officeooo:rsid="0012461d" fo:background-color="#ffff00" loext:char-shading-value="0"/>
    </style:style>
    <style:style style:name="T8" style:family="text"/>
    <style:style style:name="T9" style:family="text">
      <style:text-properties fo:font-style="italic" style:font-style-asian="italic" style:font-style-complex="italic"/>
    </style:style>
    <style:style style:name="T10" style:family="text">
      <style:text-properties officeooo:rsid="0012461d"/>
    </style:style>
    <style:style style:name="T11" style:family="text">
      <style:text-properties officeooo:rsid="0012461d"/>
    </style:style>
    <style:style style:name="T12"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opics on matrix</text:p>
      <text:p text:style-name="P2">- Definition</text:p>
      <text:p text:style-name="P3">- Matrices/ matrix<text:line-break/> - Row and column matrix<text:line-break/> - Square/ Null/ Equal/ Unit<text:line-break/> - Diagonal/ Scalar<text:line-break/> - Symmetric/ Skew symmetric<text:line-break/> - Sub/ upper/ lower triangle</text:p>
      <text:p text:style-name="P2">- Algebra (Addition/ subtraction/ multiplication)</text:p>
      <text:p text:style-name="P1">- <text:span text:style-name="T1">Ad-Joint</text:span></text:p>
      <text:p text:style-name="P1">- <text:span text:style-name="T1">Inverse</text:span></text:p>
      <text:p text:style-name="P1">- <text:span text:style-name="T2">Equation solve</text:span></text:p>
      <text:p text:style-name="P1"/>
      <text:p text:style-name="P5">Definitions</text:p>
      <text:p text:style-name="P12">Pattern</text:p>
      <text:p text:style-name="P14">Definition title</text:p>
      <text:p text:style-name="P10">- ………….. + “is called <text:span text:style-name="T9">Definition title</text:span>”<text:span text:style-name="T5">(hidden)</text:span></text:p>
      <text:p text:style-name="P13">- <text:span text:style-name="T10">alternative</text:span></text:p>
      <text:p text:style-name="P6"/>
      <text:p text:style-name="P6">Matrix</text:p>
      <text:p text:style-name="P6">- Matrix is a rectangular arrangement of numbers (real number/ complex number) in m rows and n columns is called matrix of order (or size) m by n matrix.</text:p>
      <text:p text:style-name="P6">- A matrix is an ordered system of numbers arranged in formation of rows and columns. (easier)</text:p>
      <text:p text:style-name="P6"/>
      <text:p text:style-name="P6">Row <text:span text:style-name="T3">(/</text:span><text:span text:style-name="T6">column</text:span><text:span text:style-name="T3">)</text:span> matrix</text:p>
      <text:p text:style-name="P6">- <text:span text:style-name="T3">A matrix in which there is only one </text:span><text:span text:style-name="T6">row</text:span><text:span text:style-name="T3"> is called a row matrix.</text:span></text:p>
      <text:p text:style-name="P7"/>
      <text:p text:style-name="P9">Null</text:p>
      <text:p text:style-name="P9">- A matrix in which every element is zero is called an null matrix.</text:p>
      <text:p text:style-name="P9"/>
      <text:p text:style-name="P9">Equal</text:p>
      <text:p text:style-name="P9">- Two matrices are said to be equal if and only if they are of the same order (i.e. they have the same row and column number) and each element of one is equal to the corresponding of the other one.</text:p>
      <text:p text:style-name="P9"/>
      <text:p text:style-name="P8">Square</text:p>
      <text:p text:style-name="P8">- An m x n matrix A <text:span text:style-name="T4">is said to be a square matrix if m = n, i.e. number of rows is equal to the number of columns.</text:span></text:p>
      <text:p text:style-name="P8"/>
      <text:p text:style-name="P9">Diagonal </text:p>
      <text:p text:style-name="P9">- A square matrix is called diagonal matrix if each of it’s non diagonal element is zero</text:p>
      <text:p text:style-name="P9"/>
      <text:p text:style-name="P9">Scalar</text:p>
      <text:p text:style-name="P9">- A diagonal matrix whose diagonal elements are all equal </text:p>
      <text:p text:style-name="P9"/>
      <text:p text:style-name="P9">Unity/ Identity</text:p>
      <text:p text:style-name="P9"><text:soft-page-break/>- A square matrix where diagonal elements are unity (or one) and remaining elements are zero</text:p>
      <text:p text:style-name="P11">Sub</text:p>
      <text:p text:style-name="P11">- <text:span text:style-name="T10">A matrix which is obtained by deleting any number of rows or columns </text:span></text:p>
      <text:p text:style-name="P11"/>
      <text:p text:style-name="P11">Upper (/<text:span text:style-name="T5">Lower</text:span>) triangle</text:p>
      <text:p text:style-name="P11">- A square matrix in which all the elements <text:span text:style-name="T5">below</text:span> the principal diagonal are zero</text:p>
      <text:p text:style-name="P11"/>
      <text:p text:style-name="P15">Symmetric</text:p>
      <text:p text:style-name="P15">- A square matrix in which a<text:span text:style-name="T12">ij</text:span> = a<text:span text:style-name="T12">ji</text:span> i.e. (i, j)th element is the same as the (j, i)th element</text:p>
      <text:p text:style-name="P15">- a matrix which doesn’t change if we interchange rows and columns</text:p>
      <text:p text:style-name="P15"/>
      <text:p text:style-name="P15">Skew symmetric</text:p>
      <text:p text:style-name="P15">- A square matrix in which a<text:span text:style-name="T12">ij</text:span> = -a<text:span text:style-name="T12">ji</text:span> i.e. (i, j)th element is the negative (j, i)th ele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source</text:p>
      <text:p text:style-name="P16">Business mathematics (sir’s shared preview)</text:p>
      <text:p text:style-name="P17">- Sadman Sense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Vrinda" svg:font-family="Vrinda"/>
    <style:font-face style:name="Vrinda1"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5:37:29.976482009</meta:creation-date>
    <dc:date>2023-10-15T16:18:32.067717968</dc:date>
    <meta:editing-duration>PT9M48S</meta:editing-duration>
    <meta:editing-cycles>3</meta:editing-cycles>
    <meta:generator>LibreOffice/7.6.2.1$Linux_X86_64 LibreOffice_project/60$Build-1</meta:generator>
    <meta:print-date>2023-10-15T16:17:41.542404581</meta:print-date>
    <meta:printed-by>PDF files</meta:printed-by>
    <meta:document-statistic meta:table-count="0" meta:image-count="0" meta:object-count="0" meta:page-count="2" meta:paragraph-count="41" meta:word-count="351" meta:character-count="1873" meta:non-whitespace-character-count="1555"/>
  </office:meta>
</office:document-meta>
</file>